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497cm"/>
    </style:style>
    <style:style style:name="Tabella1.C" style:family="table-column">
      <style:table-column-properties style:column-width="13.294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cm" table:align="left"/>
    </style:style>
    <style:style style:name="Tabella6.A" style:family="table-column">
      <style:table-column-properties style:column-width="8.885cm"/>
    </style:style>
    <style:style style:name="Tabella6.B" style:family="table-column">
      <style:table-column-properties style:column-width="10.028cm"/>
    </style:style>
    <style:style style:name="Tabella6.C" style:family="table-column">
      <style:table-column-properties style:column-width="2.796cm"/>
    </style:style>
    <style:style style:name="Tabella6.E" style:family="table-column">
      <style:table-column-properties style:column-width="1.397cm"/>
    </style:style>
    <style:style style:name="Tabella6.F" style:family="table-column">
      <style:table-column-properties style:column-width="1.399cm"/>
    </style:style>
    <style:style style:name="Tabella6.1" style:family="table-row">
      <style:table-row-properties style:min-row-height="0.556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729fcf" fo:padding="0.097cm" fo:border="0.05pt solid #000000">
        <style:background-image/>
      </style:table-cell-properties>
    </style:style>
    <style:style style:name="Tabella6.2" style:family="table-row">
      <style:table-row-properties style:min-row-height="0.522cm"/>
    </style:style>
    <style:style style:name="Tabella6.C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E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E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F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C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5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Header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3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5f54a" officeooo:paragraph-rsid="00a5f54a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7f157" officeooo:paragraph-rsid="00a7f157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0a496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f4e6d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bf098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9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 table:number-columns-repeated="2"/>
        <table:table-column table:style-name="Tabella6.E"/>
        <table:table-column table:style-name="Tabella6.F"/>
        <table:table-header-rows>
          <table:table-row table:style-name="Tabella6.1">
            <table:table-cell table:style-name="Tabella6.A1" table:number-rows-spanned="3" office:value-type="string">
              <text:p text:style-name="P15">Prodotto</text:p>
            </table:table-cell>
            <table:table-cell table:style-name="Tabella6.A1" table:number-rows-spanned="3" office:value-type="string">
              <text:p text:style-name="P16">EAN</text:p>
            </table:table-cell>
            <table:table-cell table:style-name="Tabella6.C1" table:number-columns-spanned="4" office:value-type="string">
              <text:p text:style-name="P17">Stato</text:p>
            </table:table-cell>
            <table:covered-table-cell/>
            <table:covered-table-cell/>
            <table:covered-table-cell/>
          </table:table-row>
        </table:table-header-rows>
        <table:table-row table:style-name="Tabella6.2">
          <table:covered-table-cell/>
          <table:covered-table-cell/>
          <table:table-cell table:style-name="Tabella6.C2" table:number-rows-spanned="2" office:value-type="string">
            <text:p text:style-name="P18">Imballo</text:p>
          </table:table-cell>
          <table:table-cell table:style-name="Tabella6.C2" table:number-rows-spanned="2" office:value-type="string">
            <text:p text:style-name="P18">EAN</text:p>
          </table:table-cell>
          <table:table-cell table:style-name="Tabella6.E2" table:number-columns-spanned="2" office:value-type="string">
            <text:p text:style-name="P18">Immagine</text:p>
          </table:table-cell>
          <table:covered-table-cell/>
        </table:table-row>
        <table:table-row table:style-name="Tabella6.2">
          <table:covered-table-cell/>
          <table:covered-table-cell/>
          <table:covered-table-cell/>
          <table:covered-table-cell/>
          <table:table-cell table:style-name="Tabella6.E3" office:value-type="string">
            <text:p text:style-name="P19">Thumb</text:p>
          </table:table-cell>
          <table:table-cell table:style-name="Tabella6.F3" office:value-type="string">
            <text:p text:style-name="P19">HD</text:p>
          </table:table-cell>
        </table:table-row>
        <table:table-row table:style-name="Tabella6.4">
          <table:table-cell table:style-name="Tabella6.A4" table:number-columns-spanned="6" office:value-type="string">
            <text:p text:style-name="P11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4">
          <table:table-cell table:style-name="Tabella6.A5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5" office:value-type="string">
            <text:p text:style-name="P7"><text:placeholder text:placeholder-type="text">&lt;product.product_id.ean13 or ''&gt;</text:placeholder></text:p>
          </table:table-cell>
          <table:table-cell table:style-name="Tabella6.C5" office:value-type="string">
            <text:p text:style-name="P8"><text:placeholder text:placeholder-type="text">&lt;if test="product.pack_error"&gt;</text:placeholder><draw:frame draw:style-name="fr1" draw:name="Immagine1" text:anchor-type="as-char" svg:width="0.45cm" svg:height="0.43cm" draw:z-index="1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2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D5" office:value-type="string">
            <text:p text:style-name="P20"/>
          </table:table-cell>
          <table:table-cell table:style-name="Tabella6.E5" office:value-type="string">
            <text:p text:style-name="P23"><text:placeholder text:placeholder-type="text">&lt;if test="o.thumb_album_id not in product.product_id.album_ids)"&gt;</text:placeholder><text:span text:style-name="T3"><draw:frame draw:style-name="fr1" draw:name="Immagine4" text:anchor-type="as-char" svg:width="0.45cm" svg:height="0.43cm" draw:z-index="3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thumb_album_id in product.product_id.album_ids)"&gt;</text:placeholder><draw:frame draw:style-name="fr1" draw:name="Immagine3" text:anchor-type="as-char" svg:width="0.45cm" svg:height="0.45cm" draw:z-index="4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F5" office:value-type="string">
            <text:p text:style-name="P23"><text:span text:style-name="T3"><text:placeholder text:placeholder-type="text">&lt;if test="o.album_id not in product.product_id.album_ids)"&gt;</text:placeholder></text:span><text:span text:style-name="T3"><draw:frame draw:style-name="fr1" draw:name="Immagine5" text:anchor-type="as-char" svg:width="0.45cm" svg:height="0.43cm" draw:z-index="0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)"&gt;</text:placeholder><text:placeholder text:placeholder-type="text">&lt;/if&gt;</text:placeholder></text:p>
          </table:table-cell>
        </table:table-row>
        <table:table-row table:style-name="Tabella6.4">
          <table:table-cell table:style-name="Tabella6.A6" table:number-columns-spanned="6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if test="o.id != objects[-1].id"&gt;</text:placeholder></text:p>
      <text:p text:style-name="P2"/>
      <text:p text:style-name="P12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1:56:09.288473090</dc:date>
    <meta:editing-duration>P2DT3H14M23S</meta:editing-duration>
    <meta:editing-cycles>523</meta:editing-cycles>
    <meta:generator>LibreOffice/4.2.8.2$Linux_X86_64 LibreOffice_project/420m0$Build-2</meta:generator>
    <meta:document-statistic meta:table-count="2" meta:image-count="5" meta:object-count="0" meta:page-count="2" meta:paragraph-count="24" meta:word-count="61" meta:character-count="709" meta:non-whitespace-character-count="672"/>
    <meta:user-defined meta:name="Info 1"/>
    <meta:user-defined meta:name="Info 2"/>
    <meta:user-defined meta:name="Info 3"/>
    <meta:user-defined meta:name="Info 4"/>
  </office:meta>
</office:document-meta>
</file>